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logen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L</text:p>
          </table:table-cell>
          <table:table-cell office:value-type="string">
            <text:p>RH</text:p>
          </table:table-cell>
          <table:table-cell office:value-type="string">
            <text:p>GL</text:p>
          </table:table-cell>
          <table:table-cell office:value-type="string">
            <text:p>GH</text:p>
          </table:table-cell>
          <table:table-cell office:value-type="string">
            <text:p>BL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128">
            <text:p>128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144">
            <text:p>144</text:p>
          </table:table-cell>
          <table:table-cell office:value-type="float" office:value="240">
            <text:p>240</text:p>
          </table:table-cell>
          <table:table-cell office:value-type="float" office:value="112">
            <text:p>112</text:p>
          </table:table-cell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reen</text:p>
          </table:table-cell>
          <table:table-cell table:number-columns-repeated="2" office:value-type="float" office:value="16">
            <text:p>16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Blue</text:p>
          </table:table-cell>
          <table:table-cell table:number-columns-repeated="3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float" office:value="144">
            <text:p>144</text:p>
          </table:table-cell>
          <table:table-cell table:number-columns-repeated="3"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</table:table-row>
      </table:table>
      <table:table table:name="LED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L</text:p>
          </table:table-cell>
          <table:table-cell office:value-type="string">
            <text:p>RH</text:p>
          </table:table-cell>
          <table:table-cell office:value-type="string">
            <text:p>GL</text:p>
          </table:table-cell>
          <table:table-cell office:value-type="string">
            <text:p>GH</text:p>
          </table:table-cell>
          <table:table-cell office:value-type="string">
            <text:p>BL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32">
            <text:p>32</text:p>
          </table:table-cell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Yellow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6">
            <text:p>1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00:4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8-02-26T18:33:31.06</meta:creation-date>
    <dc:date>2018-06-21T00:45:20.83</dc:date>
    <dc:creator>Joseph Rogers</dc:creator>
    <meta:editing-duration>PT1H30M15S</meta:editing-duration>
    <meta:editing-cycles>13</meta:editing-cycles>
    <meta:generator>OpenOffice/4.1.3$Win32 OpenOffice.org_project/413m1$Build-9783</meta:generator>
    <meta:document-statistic meta:table-count="3" meta:cell-count="82" meta:object-count="0"/>
  </office:meta>
</office:document-meta>
</file>